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7500000922C90DD7A7BB6E64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1" text:anchor-type="paragraph" svg:width="17cm" svg:height="24.044cm" draw:z-index="0"><draw:image xlink:href="Pictures/100000000000067500000922C90DD7A7BB6E640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0:52:20.992000000</meta:creation-date>
    <dc:date>2021-02-23T10:52:58.724000000</dc:date>
    <meta:editing-duration>PT3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5.2$Windows_x86 LibreOffice_project/54c8cbb85f300ac59db32fe8a675ff7683cd5a16</meta:generator>
  </office:meta>
</office:document-meta>
</file>